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ositiveIntegerImpl.XmlPositiveInteger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PositiveIntegerImpl.XmlPositiveInte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